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3" style:family="paragraph" style:parent-style-name="Standard">
      <style:text-properties officeooo:paragraph-rsid="001bd24d"/>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c1432" officeooo:paragraph-rsid="001c1432"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bd24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3">28th</text:span> of <text:span text:style-name="T3">June</text:span> 202<text:span text:style-name="T3">2</text:span> under the <text:span text:style-name="T3">19th</text:span> PA Meeting.</text:p>
      <text:p text:style-name="P1"/>
      <text:p text:style-name="P1">The Assembly, recognising the current situation,</text:p>
      <text:p text:style-name="P1"/>
      <text:p text:style-name="P5">Constitutes the need to get a discord bot to automatically add the emojis in voting, this because currently the first person to react may have influence over what people perceive to be the majority opinion, especially since inactive people may be swayed to vote with the perceived majority, and seeing an against vote may influence people to see a motion as more controversial than it actually is.</text:p>
      <text:p text:style-name="P1"/>
      <text:p text:style-name="P1">And proceeds.</text:p>
      <text:p text:style-name="P1"/>
      <text:p text:style-name="P1">Signed by,</text:p>
      <text:p text:style-name="P5">Solar_Porpoise</text:p>
      <text:p text:style-name="P5">MrBased</text:p>
      <text:p text:style-name="P5">Thanster</text:p>
      <text:p text:style-name="P5">Roxxagon</text:p>
      <text:p text:style-name="P1"/>
      <text:p text:style-name="P1"/>
      <text:p text:style-name="P1"/>
      <text:p text:style-name="P3"><text:span text:style-name="T1">[</text:span><text:span text:style-name="T2">Motion 19-1: To get a discord bot to automatically add the voting emojis</text:span><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29T04:21:30.012811520</dc:date>
    <meta:editing-duration>PT3M27S</meta:editing-duration>
    <meta:editing-cycles>7</meta:editing-cycles>
    <meta:generator>LibreOffice/7.3.4.2$Linux_X86_64 LibreOffice_project/8cb1c265a8f71ce63e37a2ff337b4f2ebc525cbc</meta:generator>
    <meta:document-statistic meta:table-count="0" meta:image-count="0" meta:object-count="0" meta:page-count="1" meta:paragraph-count="10" meta:word-count="109" meta:character-count="663" meta:non-whitespace-character-count="564"/>
  </office:meta>
</office:document-meta>
</file>